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officeooo:rsid="000bb38d" officeooo:paragraph-rsid="000bb38d"/>
    </style:style>
    <style:style style:name="P2" style:family="paragraph" style:parent-style-name="Standard">
      <style:paragraph-properties fo:text-align="justify" style:justify-single-word="false"/>
      <style:text-properties officeooo:rsid="000bb38d" officeooo:paragraph-rsid="001171eb"/>
    </style:style>
    <style:style style:name="P3" style:family="paragraph" style:parent-style-name="Standard">
      <style:paragraph-properties fo:text-align="justify" style:justify-single-word="false"/>
      <style:text-properties officeooo:paragraph-rsid="0021145b"/>
    </style:style>
    <style:style style:name="P4" style:family="paragraph" style:parent-style-name="Standard">
      <style:paragraph-properties fo:text-align="justify" style:justify-single-word="false"/>
      <style:text-properties officeooo:rsid="00134bce" officeooo:paragraph-rsid="00134bce"/>
    </style:style>
    <style:style style:name="P5" style:family="paragraph" style:parent-style-name="Standard">
      <style:paragraph-properties fo:text-align="justify" style:justify-single-word="false"/>
      <style:text-properties officeooo:rsid="0016417e" officeooo:paragraph-rsid="0016417e"/>
    </style:style>
    <style:style style:name="P6" style:family="paragraph" style:parent-style-name="Standard">
      <style:paragraph-properties fo:text-align="justify" style:justify-single-word="false"/>
      <style:text-properties officeooo:rsid="0017f366" officeooo:paragraph-rsid="0017f366"/>
    </style:style>
    <style:style style:name="P7" style:family="paragraph" style:parent-style-name="Standard">
      <style:paragraph-properties fo:text-align="justify" style:justify-single-word="false"/>
      <style:text-properties officeooo:rsid="00196163" officeooo:paragraph-rsid="001adac8"/>
    </style:style>
    <style:style style:name="P8" style:family="paragraph" style:parent-style-name="Standard">
      <style:paragraph-properties fo:text-align="justify" style:justify-single-word="false"/>
      <style:text-properties officeooo:rsid="001b9cc0" officeooo:paragraph-rsid="001d53bb"/>
    </style:style>
    <style:style style:name="P9" style:family="paragraph" style:parent-style-name="Standard">
      <style:paragraph-properties fo:text-align="justify" style:justify-single-word="false"/>
      <style:text-properties officeooo:rsid="001b9cc0" officeooo:paragraph-rsid="001df5c3"/>
    </style:style>
    <style:style style:name="P10" style:family="paragraph" style:parent-style-name="Standard">
      <style:paragraph-properties fo:text-align="justify" style:justify-single-word="false"/>
      <style:text-properties officeooo:rsid="001f183f" officeooo:paragraph-rsid="001f183f"/>
    </style:style>
    <style:style style:name="P11" style:family="paragraph" style:parent-style-name="Standard">
      <style:paragraph-properties fo:text-align="justify" style:justify-single-word="false"/>
      <style:text-properties officeooo:rsid="001f6a2a" officeooo:paragraph-rsid="001f6a2a"/>
    </style:style>
    <style:style style:name="P12" style:family="paragraph" style:parent-style-name="Standard">
      <style:paragraph-properties fo:text-align="justify" style:justify-single-word="false"/>
      <style:text-properties officeooo:rsid="001f6a2a" officeooo:paragraph-rsid="002dd9f5"/>
    </style:style>
    <style:style style:name="P13" style:family="paragraph" style:parent-style-name="Standard">
      <style:paragraph-properties fo:text-align="justify" style:justify-single-word="false"/>
      <style:text-properties officeooo:rsid="0021145b" officeooo:paragraph-rsid="0021145b"/>
    </style:style>
    <style:style style:name="P14" style:family="paragraph" style:parent-style-name="Standard">
      <style:paragraph-properties fo:text-align="justify" style:justify-single-word="false"/>
      <style:text-properties officeooo:rsid="0021145b" officeooo:paragraph-rsid="002e3c21"/>
    </style:style>
    <style:style style:name="P15" style:family="paragraph" style:parent-style-name="Standard">
      <style:paragraph-properties fo:text-align="justify" style:justify-single-word="false"/>
      <style:text-properties officeooo:rsid="00254bc5" officeooo:paragraph-rsid="00254bc5"/>
    </style:style>
    <style:style style:name="P16" style:family="paragraph" style:parent-style-name="Standard">
      <style:paragraph-properties fo:text-align="justify" style:justify-single-word="false"/>
      <style:text-properties officeooo:rsid="002bab9a" officeooo:paragraph-rsid="002c00ee"/>
    </style:style>
    <style:style style:name="P17" style:family="paragraph" style:parent-style-name="Standard">
      <style:paragraph-properties fo:text-align="justify" style:justify-single-word="false"/>
      <style:text-properties officeooo:rsid="002efdd4" officeooo:paragraph-rsid="002efdd4"/>
    </style:style>
    <style:style style:name="P18" style:family="paragraph" style:parent-style-name="Standard">
      <style:paragraph-properties fo:text-align="justify" style:justify-single-word="false"/>
      <style:text-properties officeooo:rsid="00323a85" officeooo:paragraph-rsid="00323a85"/>
    </style:style>
    <style:style style:name="P19" style:family="paragraph" style:parent-style-name="Standard">
      <style:paragraph-properties fo:text-align="justify" style:justify-single-word="false"/>
      <style:text-properties officeooo:rsid="00384087" officeooo:paragraph-rsid="00384087"/>
    </style:style>
    <style:style style:name="P20" style:family="paragraph" style:parent-style-name="Standard">
      <style:paragraph-properties fo:text-align="center" style:justify-single-word="false" fo:padding="0.0291in" fo:border-left="none" fo:border-right="none" fo:border-top="none" fo:border-bottom="0.06pt solid #000000" style:join-border="false"/>
      <style:text-properties officeooo:rsid="000bb38d" officeooo:paragraph-rsid="000bb38d"/>
    </style:style>
    <style:style style:name="T1" style:family="text">
      <style:text-properties officeooo:rsid="000c7bbe"/>
    </style:style>
    <style:style style:name="T2" style:family="text">
      <style:text-properties officeooo:rsid="00143fa7"/>
    </style:style>
    <style:style style:name="T3" style:family="text">
      <style:text-properties officeooo:rsid="0017f366"/>
    </style:style>
    <style:style style:name="T4" style:family="text">
      <style:text-properties officeooo:rsid="001adac8"/>
    </style:style>
    <style:style style:name="T5" style:family="text">
      <style:text-properties officeooo:rsid="001c5a30"/>
    </style:style>
    <style:style style:name="T6" style:family="text">
      <style:text-properties officeooo:rsid="001df5c3"/>
    </style:style>
    <style:style style:name="T7" style:family="text">
      <style:text-properties officeooo:rsid="001f19db"/>
    </style:style>
    <style:style style:name="T8" style:family="text">
      <style:text-properties fo:font-style="italic" officeooo:rsid="001f19db" style:font-style-asian="italic" style:font-style-complex="italic"/>
    </style:style>
    <style:style style:name="T9" style:family="text">
      <style:text-properties officeooo:rsid="001f6a2a"/>
    </style:style>
    <style:style style:name="T10" style:family="text">
      <style:text-properties style:font-name="Liberation Mono" fo:font-size="11pt" fo:font-style="normal" fo:font-weight="normal" style:font-size-asian="11pt" style:font-style-asian="normal" style:font-weight-asian="normal"/>
    </style:style>
    <style:style style:name="T11" style:family="text">
      <style:text-properties officeooo:rsid="0025eadd"/>
    </style:style>
    <style:style style:name="T12" style:family="text">
      <style:text-properties officeooo:rsid="0026e24a"/>
    </style:style>
    <style:style style:name="T13" style:family="text">
      <style:text-properties officeooo:rsid="002be072"/>
    </style:style>
    <style:style style:name="T14" style:family="text">
      <style:text-properties officeooo:rsid="002dd911"/>
    </style:style>
    <style:style style:name="T15" style:family="text">
      <style:text-properties officeooo:rsid="002dd9f5"/>
    </style:style>
    <style:style style:name="T16" style:family="text">
      <style:text-properties officeooo:rsid="00342ff9"/>
    </style:style>
    <style:style style:name="T17" style:family="text">
      <style:text-properties officeooo:rsid="00356ee5"/>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BCB 568 Homework #2</text:p>
      <text:p text:style-name="P1"/>
      <text:p text:style-name="P1">Urminder Singh</text:p>
      <text:p text:style-name="P20"/>
      <text:p text:style-name="P1"/>
      <text:p text:style-name="P1"/>
      <text:p text:style-name="P2">Ans 1a) The given fastq files contains reads from an archea. If we ignore any sequencing errors, then we can assume that each sequence read is thus generated from a null model. This null model is the model for true biological sequences. We can even restrict our null model to be the true biological model <text:s/>for this species. <text:span text:style-name="T1">Under this null model a long homopolymer run may or may not be special (by special it means the sequence is rarely observed). If our model assumptions and distribution under the null model allows for long polymer runs to be generated then it is not a special sequence. For example if we <text:s/>assume in our null model that the genome of this archea is GC-rich (high in GC content) then observing long runs of G homopolymers is more likely. Similarly if we try to incorporate a Markovian dependency in our null model and assume that the probability of seeing a G given that we have already seen a G is higher than the probability of seeing a G given that we have already seen a non G, then we expect to see long runs of Gs often. </text:span></text:p>
      <text:p text:style-name="P4"/>
      <text:p text:style-name="P4">Thus, to describe a null sequence model we have to carefully state such assumptions and validate that they actually have a biological reason behind it. For example <text:span text:style-name="T2">we know that in a single strand DNA %A~%T and %G~%C (Chargaff's rule) and so while thinking of a null model we would like to capture this biological property in the model.</text:span></text:p>
      <text:p text:style-name="P4"/>
      <text:p text:style-name="P4"/>
      <text:p text:style-name="P5">Ans1b) <text:span text:style-name="T3">We have to test whether a long honopolymer run is usual or unusual(rare). We describe H0 and Ha as follows</text:span></text:p>
      <text:p text:style-name="P5"/>
      <text:p text:style-name="P6"><text:tab/><text:tab/>H0: The observed run of homopolymer is usual </text:p>
      <text:p text:style-name="P6"><text:tab/><text:tab/>Ha: <text:s/>The observed run of homopolymer is unusual</text:p>
      <text:p text:style-name="P7">We can choose our test statistic,T which can count the length of the homopolymer run (8 in our case of GGGGGGGG). <text:span text:style-name="T4">We can derive or computationally estimate the sampling distribution of T (see fig1) . </text:span>Then under the null model higher values of T indicate against the null. <text:span text:style-name="T4">That means longer the run more unlikely it is to be observed.</text:span></text:p>
      <text:p text:style-name="P7"/>
      <text:p text:style-name="P8">Ans 1c) <text:span text:style-name="T5">After making 5000 permutations of the sequence to obtain the null model,</text:span></text:p>
      <text:p text:style-name="P8"><text:span text:style-name="T5">p-value under null model(probability of observing runs of Gs of length 8 or more)= 0.000175313291345. The variance is calculated as</text:span></text:p>
      <text:p text:style-name="P8"/>
      <text:p text:style-name="P9">Ans 1<text:span text:style-name="T6">d</text:span>) <text:span text:style-name="T5">After making 5000 sequences using non-parametric bootstrap procedure to obtain the null model, p-value under null model(probability of observing runs of Gs of length 8 or more)= 0.00030487804878. The variance is calculated as</text:span></text:p>
      <text:p text:style-name="P9"/>
      <text:p text:style-name="P9"/>
      <text:p text:style-name="P9"/>
      <text:p text:style-name="P9"/>
      <text:p text:style-name="P9"/>
      <text:p text:style-name="P9"/>
      <text:p text:style-name="P9"/>
      <text:p text:style-name="P9"><text:soft-page-break/></text:p>
      <text:p text:style-name="P10">Ans 1e) We assume our our null model has categorical distribution with four parameters pA,pC,pG and pT. <text:span text:style-name="T7">We have a sequence, </text:span><text:span text:style-name="T8">S</text:span><text:span text:style-name="T7">, with length 203 and #A=47, #C=51, #G=64 and #T=41. We assume all sites in the sequence is iid then</text:span></text:p>
      <text:p text:style-name="P10"/>
      <text:p text:style-name="P10"><draw:frame draw:style-name="fr1" draw:name="Object1" text:anchor-type="as-char" svg:y="-0.172in" svg:width="2.2752in" svg:height="0.2327in" draw:z-index="0"><draw:object xlink:href="./Object 1" xlink:type="simple" xlink:show="embed" xlink:actuate="onLoad"/><draw:image xlink:href="./ObjectReplacements/Object 1" xlink:type="simple" xlink:show="embed" xlink:actuate="onLoad"/></draw:frame><text:tab/><text:tab/><text:tab/>- <text:span text:style-name="T9">(1)</text:span></text:p>
      <text:p text:style-name="P11">Taking log of equation 1</text:p>
      <text:p text:style-name="P11"><draw:frame draw:style-name="fr1" draw:name="Object2" text:anchor-type="as-char" svg:y="-0.3528in" svg:width="4.5465in" svg:height="0.6709in" draw:z-index="1"><draw:object xlink:href="./Object 2" xlink:type="simple" xlink:show="embed" xlink:actuate="onLoad"/><draw:image xlink:href="./ObjectReplacements/Object 2" xlink:type="simple" xlink:show="embed" xlink:actuate="onLoad"/></draw:frame></text:p>
      <text:p text:style-name="P11"/>
      <text:p text:style-name="P13">take partial derivatives wrt all parameters and set to 0</text:p>
      <text:p text:style-name="P13"/>
      <text:p text:style-name="P3"><text:span text:style-name="T10"><draw:frame draw:style-name="fr1" draw:name="Object3" text:anchor-type="as-char" svg:y="-1.0772in" svg:width="3.4161in" svg:height="2.0953in" draw:z-index="2"><draw:object xlink:href="./Object 3" xlink:type="simple" xlink:show="embed" xlink:actuate="onLoad"/><draw:image xlink:href="./ObjectReplacements/Object 3" xlink:type="simple" xlink:show="embed" xlink:actuate="onLoad"/></draw:frame></text:span></text:p>
      <text:p text:style-name="Standard"><text:s/></text:p>
      <text:p text:style-name="P13"/>
      <text:p text:style-name="P15">Ans 1f) In this case the maximum <text:span text:style-name="T11">likelihood</text:span> estimates are exactly same as the estimates from the data thus sampling using bootstrap or <text:span text:style-name="T11">maximum</text:span> <text:span text:style-name="T11">likelihood</text:span> estimate would make no difference if sample size is large enough. <text:span text:style-name="T12">I would prefer to calculate p-value using bootstrap method as it is computationally <text:s/>fast and easy way.</text:span></text:p>
      <text:p text:style-name="P15"/>
      <text:p text:style-name="P16">Ans 1g) <text:span text:style-name="T13">In this model we have added two more conditions that pR=pA=pG and pY=pC=pT. We have a sequence, </text:span><text:span text:style-name="T8">S</text:span><text:span text:style-name="T7">, with length 203 and #A=47, #C=51, #G=64 and #T=41. We assume all sites in the sequence is iid then</text:span></text:p>
      <text:p text:style-name="P16"><draw:frame draw:style-name="fr1" draw:name="Object4" text:anchor-type="as-char" svg:y="-0.172in" svg:width="1.3492in" svg:height="0.2335in" draw:z-index="3"><draw:object xlink:href="./Object 4" xlink:type="simple" xlink:show="embed" xlink:actuate="onLoad"/><draw:image xlink:href="./ObjectReplacements/Object 4" xlink:type="simple" xlink:show="embed" xlink:actuate="onLoad"/><svg:desc>formula</svg:desc></draw:frame><text:tab/><text:tab/><text:tab/><text:tab/>-<text:span text:style-name="T14">(2)</text:span></text:p>
      <text:p text:style-name="P12">Taking log of equation <text:span text:style-name="T15">2</text:span></text:p>
      <text:p text:style-name="P12"><draw:frame draw:style-name="fr1" draw:name="Object5" text:anchor-type="as-char" svg:y="-0.3535in" svg:width="2.8728in" svg:height="0.672in" draw:z-index="4"><draw:object xlink:href="./Object 5" xlink:type="simple" xlink:show="embed" xlink:actuate="onLoad"/><draw:image xlink:href="./ObjectReplacements/Object 5" xlink:type="simple" xlink:show="embed" xlink:actuate="onLoad"/><svg:desc>formula</svg:desc></draw:frame></text:p>
      <text:p text:style-name="P12"/>
      <text:p text:style-name="P14">take partial derivatives wrt all parameters and set to 0</text:p>
      <text:p text:style-name="P14"><text:soft-page-break/><draw:frame draw:style-name="fr1" draw:name="Object6" text:anchor-type="as-char" svg:y="-0.8535in" svg:width="2.9898in" svg:height="1.648in" draw:z-index="5"><draw:object xlink:href="./Object 6" xlink:type="simple" xlink:show="embed" xlink:actuate="onLoad"/><draw:image xlink:href="./ObjectReplacements/Object 6" xlink:type="simple" xlink:show="embed" xlink:actuate="onLoad"/><svg:desc>formula</svg:desc></draw:frame></text:p>
      <text:p text:style-name="P14"/>
      <text:p text:style-name="P17">under this model we get a p-value=0.000180733779143</text:p>
      <text:p text:style-name="P17"/>
      <text:p text:style-name="P18">Ans 1h) We can see that all <text:span text:style-name="T16">the</text:span> model<text:span text:style-name="T16">s</text:span> give us really small p-values which gives evidence in favor of the alternate that the run of GGGGGGGG is unusual in the sequence. <text:span text:style-name="T17">All the tests more or less give similar results. The main differences between these methods is that Monte carlo method does sampling without replacement, bootstrapping does sampling with replacement and with maximum likelihood estimation we actually estimate parameters from the data. These models assumes independence on each site of the sequence which is biologically not true. Thus, they ignore the fact that there can be likely dependencies at each site in the sequence. Therefore these models do not accurately model the true biological nature of DNA sequences.</text:span></text:p>
      <text:p text:style-name="P18"/>
      <text:p text:style-name="P18"/>
      <text:p text:style-name="P19">Ans 1i) Yes it matters that we have based out test statisti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ingh </meta:initial-creator>
    <meta:creation-date>2017-02-01T17:44:53.876948864</meta:creation-date>
    <dc:date>2017-02-01T19:57:18.928136551</dc:date>
    <dc:creator>usingh </dc:creator>
    <meta:editing-duration>PT1H56M50S</meta:editing-duration>
    <meta:editing-cycles>50</meta:editing-cycles>
    <meta:generator>LibreOffice/5.0.6.2$Linux_X86_64 LibreOffice_project/00$Build-2</meta:generator>
    <meta:document-statistic meta:table-count="0" meta:image-count="0" meta:object-count="6" meta:page-count="3" meta:paragraph-count="28" meta:word-count="730" meta:character-count="4179" meta:non-whitespace-character-count="3453"/>
  </office:meta>
</office:document-meta>
</file>

<file path=Object 1/content.xml><?xml version="1.0" encoding="utf-8"?>
<math xmlns="http://www.w3.org/1998/Math/MathML" display="block">
  <semantics>
    <mrow>
      <mi>L</mi>
      <mrow>
        <mrow>
          <mo fence="true" stretchy="false">(</mo>
          <mrow>
            <mrow>
              <msub>
                <mi>p</mi>
                <mi>A</mi>
              </msub>
              <mi>,</mi>
              <msub>
                <mi>p</mi>
                <mi>C</mi>
              </msub>
              <mi>,</mi>
              <msub>
                <mi>p</mi>
                <mi>G</mi>
              </msub>
              <mi>,</mi>
              <msub>
                <mi>p</mi>
                <mi>T</mi>
              </msub>
            </mrow>
          </mrow>
          <mo fence="true" stretchy="false">)</mo>
        </mrow>
        <mo stretchy="false">=</mo>
        <msubsup>
          <mi>p</mi>
          <mi>A</mi>
          <mn>47</mn>
        </msubsup>
      </mrow>
      <msubsup>
        <mi>p</mi>
        <mi>C</mi>
        <mn>51</mn>
      </msubsup>
      <msubsup>
        <mi>p</mi>
        <mi>G</mi>
        <mn>64</mn>
      </msubsup>
      <msubsup>
        <mi>p</mi>
        <mi>T</mi>
        <mn>41</mn>
      </msubsup>
    </mrow>
    <annotation encoding="StarMath 5.0">L(p_A,p_C,p_G,p_T) =  p_A^47 p_C^51 p_G^64 p_T^41
</annotation>
  </semantics>
</math>
</file>

<file path=Object 2/content.xml><?xml version="1.0" encoding="utf-8"?>
<math xmlns="http://www.w3.org/1998/Math/MathML" display="block">
  <semantics>
    <mtable>
      <mtr>
        <mtd>
          <mrow>
            <mrow>
              <mi>l</mi>
              <mo stretchy="false">=</mo>
              <mi>log</mi>
            </mrow>
            <mrow>
              <mo fence="true" stretchy="false">(</mo>
              <mrow>
                <mrow>
                  <msubsup>
                    <mi>p</mi>
                    <mi>A</mi>
                    <mn>47</mn>
                  </msubsup>
                  <msubsup>
                    <mi>p</mi>
                    <mi>C</mi>
                    <mn>51</mn>
                  </msubsup>
                  <msubsup>
                    <mi>p</mi>
                    <mi>G</mi>
                    <mn>64</mn>
                  </msubsup>
                  <msubsup>
                    <mi>p</mi>
                    <mi>T</mi>
                    <mn>41</mn>
                  </msubsup>
                </mrow>
              </mrow>
              <mo fence="true" stretchy="false">)</mo>
            </mrow>
          </mrow>
        </mtd>
      </mtr>
      <mtr>
        <mtd>
          <mrow>
            <mrow>
              <mi>l</mi>
              <mo stretchy="false">=</mo>
              <mn>47</mn>
            </mrow>
            <mrow>
              <msub>
                <mi mathvariant="italic">logp</mi>
                <mi>A</mi>
              </msub>
              <mo stretchy="false">+</mo>
              <mn>51</mn>
            </mrow>
            <mrow>
              <msub>
                <mi mathvariant="italic">logp</mi>
                <mi>C</mi>
              </msub>
              <mo stretchy="false">+</mo>
              <mn>63</mn>
            </mrow>
            <mrow>
              <msub>
                <mi mathvariant="italic">logp</mi>
                <mi>G</mi>
              </msub>
              <mo stretchy="false">+</mo>
              <mn>41</mn>
            </mrow>
            <msub>
              <mi mathvariant="italic">logp</mi>
              <mi>T</mi>
            </msub>
          </mrow>
        </mtd>
      </mtr>
      <mtr>
        <mtd>
          <mrow>
            <mo stretchy="false">⇒</mo>
            <mn>47</mn>
            <mrow>
              <msub>
                <mi mathvariant="italic">logp</mi>
                <mi>A</mi>
              </msub>
              <mo stretchy="false">+</mo>
              <mn>51</mn>
            </mrow>
            <mrow>
              <msub>
                <mi mathvariant="italic">logp</mi>
                <mi>C</mi>
              </msub>
              <mo stretchy="false">+</mo>
              <mn>63</mn>
            </mrow>
            <mrow>
              <msub>
                <mi mathvariant="italic">logp</mi>
                <mi>G</mi>
              </msub>
              <mo stretchy="false">+</mo>
              <mn>41</mn>
            </mrow>
            <mrow>
              <msub>
                <mi mathvariant="italic">logp</mi>
                <mi>T</mi>
              </msub>
              <mo stretchy="false">+</mo>
              <mi mathvariant="normal">ƛ</mi>
            </mrow>
            <mrow>
              <mo fence="true" stretchy="false">(</mo>
              <mrow>
                <mrow>
                  <mn>1</mn>
                  <mo stretchy="false">−</mo>
                  <mrow>
                    <mo fence="true" stretchy="false">(</mo>
                    <mrow>
                      <mrow>
                        <msub>
                          <mi>p</mi>
                          <mi>A</mi>
                        </msub>
                        <mo stretchy="false">+</mo>
                        <msub>
                          <mi>p</mi>
                          <mi>C</mi>
                        </msub>
                        <mo stretchy="false">+</mo>
                        <msub>
                          <mi>p</mi>
                          <mi>G</mi>
                        </msub>
                        <mo stretchy="false">+</mo>
                        <msub>
                          <mi>p</mi>
                          <mi>T</mi>
                        </msub>
                      </mrow>
                    </mrow>
                    <mo fence="true" stretchy="false">)</mo>
                  </mrow>
                </mrow>
              </mrow>
              <mo fence="true" stretchy="false">)</mo>
            </mrow>
          </mrow>
        </mtd>
      </mtr>
    </mtable>
    <annotation encoding="StarMath 5.0">l = log(p_A^47 p_C^51 p_G^64 p_T^41) 
newline
 l =47logp_A+51logp_C+63logp_G+41logp_T
 newline
drarrow 47logp_A+51logp_C+63logp_G+41logp_T+ lambdabar ( 1-(p_A+p_C+p_G+p_T) )
</annotation>
  </semantics>
</math>
</file>

<file path=Object 3/content.xml><?xml version="1.0" encoding="utf-8"?>
<math xmlns="http://www.w3.org/1998/Math/MathML" display="block">
  <semantics>
    <mtable>
      <mtr>
        <mtd>
          <mrow>
            <mfrac>
              <mrow>
                <mo stretchy="false">∂</mo>
                <mi>l</mi>
              </mrow>
              <mrow>
                <mo stretchy="false">∂</mo>
                <msub>
                  <mi>p</mi>
                  <mi>A</mi>
                </msub>
              </mrow>
            </mfrac>
            <mo stretchy="false">=</mo>
            <mrow>
              <mfrac>
                <mn>47</mn>
                <msub>
                  <mi>p</mi>
                  <mi>A</mi>
                </msub>
              </mfrac>
              <mo stretchy="false">−</mo>
              <mi mathvariant="normal">ƛ</mi>
            </mrow>
          </mrow>
        </mtd>
      </mtr>
      <mtr>
        <mtd>
          <mrow>
            <mfrac>
              <mrow>
                <mo stretchy="false">∂</mo>
                <mi>l</mi>
              </mrow>
              <mrow>
                <mo stretchy="false">∂</mo>
                <msub>
                  <mi>p</mi>
                  <mi>C</mi>
                </msub>
              </mrow>
            </mfrac>
            <mo stretchy="false">=</mo>
            <mrow>
              <mfrac>
                <mn>51</mn>
                <msub>
                  <mi>p</mi>
                  <mi>C</mi>
                </msub>
              </mfrac>
              <mo stretchy="false">−</mo>
              <mi mathvariant="normal">ƛ</mi>
            </mrow>
          </mrow>
        </mtd>
      </mtr>
      <mtr>
        <mtd>
          <mrow>
            <mfrac>
              <mrow>
                <mo stretchy="false">∂</mo>
                <mi>l</mi>
              </mrow>
              <mrow>
                <mo stretchy="false">∂</mo>
                <msub>
                  <mi>p</mi>
                  <mi>G</mi>
                </msub>
              </mrow>
            </mfrac>
            <mo stretchy="false">=</mo>
            <mrow>
              <mfrac>
                <mn>63</mn>
                <msub>
                  <mi>p</mi>
                  <mi>G</mi>
                </msub>
              </mfrac>
              <mo stretchy="false">−</mo>
              <mi mathvariant="normal">ƛ</mi>
            </mrow>
          </mrow>
        </mtd>
      </mtr>
      <mtr>
        <mtd>
          <mrow>
            <mfrac>
              <mrow>
                <mo stretchy="false">∂</mo>
                <mi>l</mi>
              </mrow>
              <mrow>
                <mo stretchy="false">∂</mo>
                <msub>
                  <mi>p</mi>
                  <mi>T</mi>
                </msub>
              </mrow>
            </mfrac>
            <mo stretchy="false">=</mo>
            <mrow>
              <mfrac>
                <mn>41</mn>
                <msub>
                  <mi>p</mi>
                  <mi>T</mi>
                </msub>
              </mfrac>
              <mo stretchy="false">−</mo>
              <mi mathvariant="normal">ƛ</mi>
            </mrow>
          </mrow>
        </mtd>
      </mtr>
      <mtr>
        <mtd>
          <mrow>
            <mo stretchy="false">⇒</mo>
            <mrow>
              <mi mathvariant="normal">ƛ</mi>
              <mo stretchy="false">=</mo>
              <mn>203,</mn>
            </mrow>
            <mrow>
              <mover accent="true">
                <msub>
                  <mi>p</mi>
                  <mi>A</mi>
                </msub>
                <mo stretchy="false">^</mo>
              </mover>
              <mo stretchy="false">=</mo>
              <mfrac>
                <mn>47</mn>
                <mn>203</mn>
              </mfrac>
            </mrow>
            <mi>,</mi>
            <mrow>
              <mover accent="true">
                <msub>
                  <mi>p</mi>
                  <mi>C</mi>
                </msub>
                <mo stretchy="false">^</mo>
              </mover>
              <mo stretchy="false">=</mo>
              <mfrac>
                <mn>51</mn>
                <mn>203</mn>
              </mfrac>
            </mrow>
            <mi>,</mi>
            <mrow>
              <mover accent="true">
                <msub>
                  <mi>p</mi>
                  <mi>G</mi>
                </msub>
                <mo stretchy="false">^</mo>
              </mover>
              <mo stretchy="false">=</mo>
              <mfrac>
                <mn>64</mn>
                <mn>203</mn>
              </mfrac>
            </mrow>
            <mi>,</mi>
            <mrow>
              <mover accent="true">
                <msub>
                  <mi>p</mi>
                  <mi>T</mi>
                </msub>
                <mo stretchy="false">^</mo>
              </mover>
              <mo stretchy="false">=</mo>
              <mfrac>
                <mn>41</mn>
                <mn>203</mn>
              </mfrac>
            </mrow>
          </mrow>
        </mtd>
      </mtr>
    </mtable>
    <annotation encoding="StarMath 5.0">{ partial l} over { partial p_A}={ 47 }over{ p_A }- lambdabar 
newline
{ partial l} over { partial p_C}={ 51 }over{ p_C }- lambdabar 
newline
{ partial l} over { partial p_G}={ 63 }over{ p_G }- lambdabar 
newline
{ partial l} over { partial p_T}= { 41 }over{ p_T }- lambdabar 
newline
drarrow lambdabar =203,hat p_A={ 47 }over{ 203 },hat p_C={ 51 }over{ 203 },hat p_G={ 64 }over{ 203 },hat p_T={ 41 }over{ 203 }</annotation>
  </semantics>
</math>
</file>

<file path=Object 4/content.xml><?xml version="1.0" encoding="utf-8"?>
<math xmlns="http://www.w3.org/1998/Math/MathML" display="block">
  <semantics>
    <mrow>
      <mi>L</mi>
      <mrow>
        <mrow>
          <mo fence="true" stretchy="false">(</mo>
          <mrow>
            <mrow>
              <msub>
                <mi>p</mi>
                <mi>R</mi>
              </msub>
              <mi>,</mi>
              <msub>
                <mi>p</mi>
                <mi>Y</mi>
              </msub>
            </mrow>
          </mrow>
          <mo fence="true" stretchy="false">)</mo>
        </mrow>
        <mo stretchy="false">=</mo>
        <msubsup>
          <mi>p</mi>
          <mi>R</mi>
          <mn>111</mn>
        </msubsup>
      </mrow>
      <msubsup>
        <mi>p</mi>
        <mi>Y</mi>
        <mn>92</mn>
      </msubsup>
    </mrow>
    <annotation encoding="StarMath 5.0">L(p_R,p_Y) =  p_R^111 p_Y^92</annotation>
  </semantics>
</math>
</file>

<file path=Object 5/content.xml><?xml version="1.0" encoding="utf-8"?>
<math xmlns="http://www.w3.org/1998/Math/MathML" display="block">
  <semantics>
    <mtable>
      <mtr>
        <mtd>
          <mrow>
            <mrow>
              <mi>l</mi>
              <mo stretchy="false">=</mo>
              <mi>log</mi>
            </mrow>
            <mrow>
              <mo fence="true" stretchy="false">(</mo>
              <mrow>
                <mrow>
                  <msubsup>
                    <mi>p</mi>
                    <mi>R</mi>
                    <mn>111</mn>
                  </msubsup>
                  <msubsup>
                    <mi>p</mi>
                    <mi>Y</mi>
                    <mn>92</mn>
                  </msubsup>
                </mrow>
              </mrow>
              <mo fence="true" stretchy="false">)</mo>
            </mrow>
          </mrow>
        </mtd>
      </mtr>
      <mtr>
        <mtd>
          <mrow>
            <mrow>
              <mi>l</mi>
              <mo stretchy="false">=</mo>
              <mn>111</mn>
            </mrow>
            <mrow>
              <msub>
                <mi mathvariant="italic">logp</mi>
                <mi>R</mi>
              </msub>
              <mo stretchy="false">+</mo>
              <mn>92</mn>
            </mrow>
            <msub>
              <mi mathvariant="italic">logp</mi>
              <mi>Y</mi>
            </msub>
          </mrow>
        </mtd>
      </mtr>
      <mtr>
        <mtd>
          <mrow>
            <mo stretchy="false">⇒</mo>
            <mn>111</mn>
            <mrow>
              <msub>
                <mi mathvariant="italic">logp</mi>
                <mi>R</mi>
              </msub>
              <mo stretchy="false">+</mo>
              <mn>92</mn>
            </mrow>
            <mrow>
              <msub>
                <mi mathvariant="italic">logp</mi>
                <mi>Y</mi>
              </msub>
              <mo stretchy="false">+</mo>
              <mi mathvariant="normal">ƛ</mi>
            </mrow>
            <mrow>
              <mo fence="true" stretchy="false">(</mo>
              <mrow>
                <mrow>
                  <mn>1</mn>
                  <mo stretchy="false">−</mo>
                  <mrow>
                    <mo fence="true" stretchy="false">(</mo>
                    <mrow>
                      <mrow>
                        <mn>2</mn>
                        <mrow>
                          <msub>
                            <mi>p</mi>
                            <mi>R</mi>
                          </msub>
                          <mo stretchy="false">+</mo>
                          <mn>2</mn>
                        </mrow>
                        <msub>
                          <mi>p</mi>
                          <mi>Y</mi>
                        </msub>
                      </mrow>
                    </mrow>
                    <mo fence="true" stretchy="false">)</mo>
                  </mrow>
                </mrow>
              </mrow>
              <mo fence="true" stretchy="false">)</mo>
            </mrow>
          </mrow>
        </mtd>
      </mtr>
    </mtable>
    <annotation encoding="StarMath 5.0">l = log(p_R^111 p_Y^92) 
newline
 l =111logp_R+92logp_Y
 newline
drarrow 111logp_R+92logp_Y+ lambdabar ( 1-(2p_R+2p_Y) )
</annotation>
  </semantics>
</math>
</file>

<file path=Object 6/content.xml><?xml version="1.0" encoding="utf-8"?>
<math xmlns="http://www.w3.org/1998/Math/MathML" display="block">
  <semantics>
    <mtable>
      <mtr>
        <mtd>
          <mrow>
            <mrow>
              <mfrac>
                <mrow>
                  <mo stretchy="false">∂</mo>
                  <mi>l</mi>
                </mrow>
                <mrow>
                  <mo stretchy="false">∂</mo>
                  <msub>
                    <mi>p</mi>
                    <mi>R</mi>
                  </msub>
                </mrow>
              </mfrac>
              <mo stretchy="false">=</mo>
              <mrow>
                <mfrac>
                  <mn>111</mn>
                  <msub>
                    <mi>p</mi>
                    <mi>R</mi>
                  </msub>
                </mfrac>
                <mo stretchy="false">−</mo>
                <mn>2</mn>
              </mrow>
            </mrow>
            <mi mathvariant="normal">ƛ</mi>
          </mrow>
        </mtd>
      </mtr>
      <mtr>
        <mtd>
          <mrow>
            <mrow>
              <mfrac>
                <mrow>
                  <mo stretchy="false">∂</mo>
                  <mi>l</mi>
                </mrow>
                <mrow>
                  <mo stretchy="false">∂</mo>
                  <msub>
                    <mi>p</mi>
                    <mi>Y</mi>
                  </msub>
                </mrow>
              </mfrac>
              <mo stretchy="false">=</mo>
              <mrow>
                <mfrac>
                  <mn>92</mn>
                  <msub>
                    <mi>p</mi>
                    <mi>Y</mi>
                  </msub>
                </mfrac>
                <mo stretchy="false">−</mo>
                <mn>2</mn>
              </mrow>
            </mrow>
            <mi mathvariant="normal">ƛ</mi>
          </mrow>
        </mtd>
      </mtr>
      <mtr>
        <mtd>
          <mrow>
            <mo stretchy="false">⇒</mo>
            <mrow>
              <mi mathvariant="normal">ƛ</mi>
              <mo stretchy="false">=</mo>
              <mn>203,</mn>
            </mrow>
            <mrow>
              <mover accent="true">
                <msub>
                  <mi>p</mi>
                  <mi>R</mi>
                </msub>
                <mo stretchy="false">^</mo>
              </mover>
              <mo stretchy="false">=</mo>
              <mfrac>
                <mn>111</mn>
                <mn>406</mn>
              </mfrac>
            </mrow>
            <mi>,</mi>
            <mrow>
              <mover accent="true">
                <msub>
                  <mi>p</mi>
                  <mi>Y</mi>
                </msub>
                <mo stretchy="false">^</mo>
              </mover>
              <mo stretchy="false">=</mo>
              <mfrac>
                <mn>92</mn>
                <mn>406</mn>
              </mfrac>
            </mrow>
          </mrow>
        </mtd>
      </mtr>
      <mtr>
        <mtd>
          <mrow>
            <mo stretchy="false">⇒</mo>
            <mrow>
              <mover accent="true">
                <msub>
                  <mi>p</mi>
                  <mi>R</mi>
                </msub>
                <mo stretchy="false">^</mo>
              </mover>
              <mo stretchy="false">=</mo>
              <mover accent="true">
                <msub>
                  <mi>p</mi>
                  <mi>A</mi>
                </msub>
                <mo stretchy="false">^</mo>
              </mover>
              <mo stretchy="false">=</mo>
              <mover accent="true">
                <msub>
                  <mi>p</mi>
                  <mi>G</mi>
                </msub>
                <mo stretchy="false">^</mo>
              </mover>
              <mo stretchy="false">=</mo>
              <mfrac>
                <mn>111</mn>
                <mn>406</mn>
              </mfrac>
            </mrow>
            <mtext>and</mtext>
            <mrow>
              <mover accent="true">
                <msub>
                  <mi>p</mi>
                  <mi>Y</mi>
                </msub>
                <mo stretchy="false">^</mo>
              </mover>
              <mo stretchy="false">=</mo>
              <mover accent="true">
                <msub>
                  <mi>p</mi>
                  <mi>C</mi>
                </msub>
                <mo stretchy="false">^</mo>
              </mover>
              <mo stretchy="false">=</mo>
              <mover accent="true">
                <msub>
                  <mi>p</mi>
                  <mi>T</mi>
                </msub>
                <mo stretchy="false">^</mo>
              </mover>
              <mo stretchy="false">=</mo>
              <mfrac>
                <mn>92</mn>
                <mn>406</mn>
              </mfrac>
            </mrow>
          </mrow>
        </mtd>
      </mtr>
    </mtable>
    <annotation encoding="StarMath 5.0">{ partial l} over { partial p_R}={ 111 }over{ p_R }- 2lambdabar 
newline
{ partial l} over { partial p_Y}={ 92 }over{ p_Y }- 2lambdabar 

newline
drarrow lambdabar =203,hat p_R={ 111 }over{ 406 },hat p_Y={ 92 }over{ 406 }
newline
drarrow hat p_R=hat p_A=hat p_G={ 111 }over{ 406 }  {"and"} hat p_Y=hat p_C=hat p_T={ 92 }over{ 406 }</annotation>
  </semantics>
</math>
</file>